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co8" style:family="table-column">
      <style:table-column-properties fo:break-before="auto" style:column-width="72.71mm"/>
    </style:style>
    <style:style style:name="co9" style:family="table-column">
      <style:table-column-properties fo:break-before="auto" style:column-width="23.41mm"/>
    </style:style>
    <style:style style:name="co10" style:family="table-column">
      <style:table-column-properties fo:break-before="auto" style:column-width="57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36"/>
    <style:style style:name="ce9" style:family="table-cell" style:parent-style-name="Default">
      <style:text-properties style:font-name="Liberation Sans" style:text-underline-style="none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7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7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197" calcext:value-type="float">
            <text:p>5197</text:p>
          </table:table-cell>
          <table:table-cell office:value-type="float" office:value="-5844" calcext:value-type="float">
            <text:p>-5844</text:p>
          </table:table-cell>
          <table:table-cell table:style-name="Default" office:value-type="float" office:value="-636" calcext:value-type="float">
            <text:p>-63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5])" office:value-type="float" office:value="-975" calcext:value-type="float">
            <text:p>-975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7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7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7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9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8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formula="of:=SUM([.C3:.C8])"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12:.C39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3"/>
          <table:table-cell table:style-name="ce8"/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43:.C66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74:.C81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7" table:formula="of:=SUM([.C84:.C88])"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93:.C104])" office:value-type="float" office:value="228.1" calcext:value-type="float">
            <text:p>228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106])" office:value-type="float" office:value="5207.61" calcext:value-type="float">
            <text:p>5207.61</text:p>
          </table:table-cell>
          <table:table-cell table:formula="of:=SUM([.D1:.D106])" office:value-type="float" office:value="5207.61" calcext:value-type="float">
            <text:p>5207.6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6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107];[.D127])" office:value-type="float" office:value="-636.52" calcext:value-type="float">
            <text:p>-636.52</text:p>
          </table:table-cell>
          <table:table-cell table:number-columns-repeated="3"/>
        </table:table-row>
      </table:table>
      <table:table table:name="expenses-2020" table:style-name="ta1">
        <table:table-column table:style-name="co8" table:default-cell-style-name="Default"/>
        <table:table-column table:style-name="co1" table:default-cell-style-name="ce8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iscal sponsor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37:.C53])" office:value-type="float" office:value="870.12" calcext:value-type="float">
            <text:p>870.12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62])" office:value-type="float" office:value="2117.95" calcext:value-type="float">
            <text:p>2117.95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 table:formula="of:=SUM([.C69:.C74])" office:value-type="float" office:value="-831.38" calcext:value-type="float">
            <text:p>-831.38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t </text:p>
          </table:table-cell>
          <table:table-cell table:style-name="Default"/>
          <table:table-cell table:formula="of:=SUM([.C63]; [.C75])" office:value-type="float" office:value="1286.57" calcext:value-type="float">
            <text:p>1286.5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00-00-00</text:date>, <text:time style:data-style-name="N2" text:time-value="22:06:22.4285819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1T22:15:40.887883148</dc:date>
    <meta:editing-duration>P2DT8H26M59S</meta:editing-duration>
    <meta:editing-cycles>304</meta:editing-cycles>
    <meta:generator>LibreOffice/6.0.7.3$Linux_X86_64 LibreOffice_project/00m0$Build-3</meta:generator>
    <meta:document-statistic meta:table-count="6" meta:cell-count="1058" meta:object-count="0"/>
  </office:meta>
</office:document-meta>
</file>